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use-window-font-color="true" fo:font-size="8pt" fo:font-style="italic" style:font-size-asian="8pt" style:font-style-asian="italic" style:font-size-complex="8pt" style:font-style-complex="italic"/>
    </style:style>
    <style:style style:name="P2" style:family="paragraph" style:parent-style-name="Standard">
      <style:text-properties fo:font-size="8pt" fo:font-style="normal" style:font-size-asian="8pt" style:font-style-asian="normal" style:font-size-complex="8pt" style:font-style-complex="normal"/>
    </style:style>
    <style:style style:name="P3" style:family="paragraph" style:parent-style-name="Heading_20_1">
      <style:paragraph-properties fo:text-align="center" style:justify-single-word="false"/>
      <style:text-properties fo:font-size="8pt" officeooo:paragraph-rsid="000e3312" style:font-size-asian="8pt" style:font-size-complex="8pt"/>
    </style:style>
    <style:style style:name="T1" style:family="text">
      <style:text-properties fo:font-style="italic" style:font-style-asian="italic" style:font-style-complex="italic"/>
    </style:style>
    <style:style style:name="T2" style:family="text">
      <style:text-properties fo:color="#8888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 wiosce wśród pyłów</text:h>
      <text:p text:style-name="P2">Pewnego dnia jakiś znajomy zatrzymał mnie i powiedział ze złością w głosie:<text:line-break/>- Nieee, chwila, to nie tak. W ogóle jak znajomy może być „jakiś”?<text:line-break/><text:line-break/>Dzień płynął jak każdy inny w wiosce zwanej Szczwany Ząb. Nikt do końca nie wiedział, skąd wzięła się ta nazwa. Miejscowe legendy głoszą, że miało to związek z kobietami, dużą ilością alkoholu i niepokojąco wysokim stężeniem żelatyny w rzece.<text:line-break/>Świnie potulnie dawały się zarżnąć rzeźnikowi, ryby same rzucały się w sieci, zboże samo zdawało się mielić na mąkę - słońce na horyzoncie płynęło leniwie, wieszcząc początek dnia.<text:line-break/>Lecz coś zwróciło uwagę małego chłopca, który właśnie potknął się o kamień i miał roztrzaskać swoje kolano. Drzewo zaczęło się kruszyć u framug okiennic, żaby zaczęły śpiewać pijackie przyśpiewki, a róże, z nieznanego sobie bliżej powodu, same zaczęły się wręczać co bliższym mieszkankom.<text:line-break/>Kolano chłopca właśnie miało przywitać się z wystającym konarem, kiedy na trawie wysunął się materac, a na trajektorii lotu jego głowy pojawił się talerz zupy.<text:line-break/>- Rosół - stwierdził, kończąc upadek, mlaskając po tym ze smakiem. Nie jadł nic od paru dni, wobec czego zaczął czuć w środku wszystkie grymasy żołądka. Wstał, mając w zamiarze nieświadomie potknąć się o kolejny kamień.<text:line-break/>Którego brakowało.<text:line-break/>Psikus (bo to miał na imię chłopiec. Wbrew pozorom, bogowie też mają gruczoły) zatrzymał się, zaniepokojony. Coś mu podpowiadało, że zaraz zdarzy się coś, co do tej pory nie było zapisane w żadnych kartach historii.<text:line-break/>I miał rację. Karty historii posiadają swoją świadomość, jak każde żywe stworzenie (a przynajmniej te, które znają pojęcie higieny osobistej). Świadome stworzenia nie chcą przyznawać się do tego, że większość ich życia spędzają w stanie „nic”; tak samo karty nie widzą sensu zawierania w sobie czegoś, co jest niczym.<text:line-break/>Psikus też czasem sobie stawiał pytanie, czy myśl o niczym jest już pewnym tworem. Niestety, nigdy nie znalazł na to pytanie odpowiedzi, znajdując na jego miejscu kilka guzów na głowie, o których źródle był pewien dwóch rzeczy: 1) były trzymane przez jego rodziców, 2) czasami przez jego psa.<text:line-break/>W roztargnieniu rozdrapał właśnie jednego z nich. Skryba, zajmujący się spisywaniem treści na kartach historii, lekko się uśmiechnął. <text:line-break/>(Bycie skrybą jest całkiem przyjemnym zajęciem, które gwarantuje stałe zakwaterowanie, posiłki oraz towarzystwo wcale przyjemnych kobiet, które posiadały cenną zdolność karmienia pacjenta owsianką. Trochę gorzej sprawa przedstawiała się z rozstrzyganiem kandydatur na to stanowisko - Grunhilda Wielkoduch, jedna z słynniejszych czarownic na prawej półkuli, zaczęła pakować swoje rzeczy kiedy ujrzała wizję wprost z jednego z zaszłych castingów - uciekając z domu, zdawała się krzyczeć coś o niezliczonych ilościach tortu, aligatorach i połknięciu przez Ab’sthx Krs-U Ma’a’tha, o którym wiadomo tylko tyle, że ma dziewięć macek.)<text:line-break/>Autorzy mieli w tym miejscu napisać o jeszcze wielu rzeczach. Niestety, maź, która sączyła się powoli z czaszki Psikusa… zatrzymajmy się może o samym wspomnieniu o mazi. Powiemy jeszcze tylko tyle, że miała ona związek z próżnią i motocyklami.</text:p>
      <text:p text:style-name="P2"/>
      <text:p text:style-name="P2"/>
      <text:p text:style-name="P1">Mateusz Nowicki<text:line-break/>Krzysztof Jabłoń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2-04-03T09:54:47</meta:creation-date>
    <dc:date>2015-03-24T05:43:33.381216237</dc:date>
    <meta:editing-duration>PT9M56S</meta:editing-duration>
    <meta:editing-cycles>7</meta:editing-cycles>
    <meta:generator>LibreOffice/4.2.7.2$Linux_X86_64 LibreOffice_project/420m0$Build-2</meta:generator>
    <meta:document-statistic meta:table-count="0" meta:image-count="0" meta:object-count="0" meta:page-count="1" meta:paragraph-count="3" meta:word-count="480" meta:character-count="3145" meta:non-whitespace-character-count="2666"/>
  </office:meta>
</office:document-meta>
</file>